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7.29mm" svg:y="49.07mm">
            <loext:p draw:notify-on-update-of-ranges="Sheet1.A1:Sheet1.A1 Sheet1.A2:Sheet1.A8 Sheet1.B1:Sheet1.B1 Sheet1.B2:Sheet1.B8 Sheet1.A1:Sheet1.A1 Sheet1.A2:Sheet1.A8 Sheet1.C1:Sheet1.C1 Sheet1.C2:Sheet1.C8 Sheet1.A1:Sheet1.A1 Sheet1.A2:Sheet1.A8 Sheet1.D1:Sheet1.D1 Sheet1.D2:Sheet1.D8 Sheet1.A1:Sheet1.A1 Sheet1.A2:Sheet1.A8 Sheet1.E1:Sheet1.E1 Sheet1.E2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of Clusters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M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9225907326" calcext:value-type="float">
            <text:p>3.1922590733</text:p>
          </table:table-cell>
          <table:table-cell office:value-type="float" office:value="3.90249085426" calcext:value-type="float">
            <text:p>3.9024908543</text:p>
          </table:table-cell>
          <table:table-cell office:value-type="float" office:value="1.57748198509" calcext:value-type="float">
            <text:p>1.5774819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1480903625" calcext:value-type="float">
            <text:p>6.6148090363</text:p>
          </table:table-cell>
          <table:table-cell office:value-type="float" office:value="10.4715099335" calcext:value-type="float">
            <text:p>10.4715099335</text:p>
          </table:table-cell>
          <table:table-cell office:value-type="float" office:value="2.99889087677" calcext:value-type="float">
            <text:p>2.9988908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378999233" calcext:value-type="float">
            <text:p>11.3378999233</text:p>
          </table:table-cell>
          <table:table-cell office:value-type="float" office:value="23.2071609497" calcext:value-type="float">
            <text:p>23.2071609497</text:p>
          </table:table-cell>
          <table:table-cell office:value-type="float" office:value="5.4594399929" calcext:value-type="float">
            <text:p>5.4594399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4930799007" calcext:value-type="float">
            <text:p>16.4930799007</text:p>
          </table:table-cell>
          <table:table-cell office:value-type="float" office:value="40.8436169624" calcext:value-type="float">
            <text:p>40.8436169624</text:p>
          </table:table-cell>
          <table:table-cell office:value-type="float" office:value="15.769233942" calcext:value-type="float">
            <text:p>15.769233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4201159477" calcext:value-type="float">
            <text:p>23.4201159477</text:p>
          </table:table-cell>
          <table:table-cell office:value-type="float" office:value="65.7253749371" calcext:value-type="float">
            <text:p>65.7253749371</text:p>
          </table:table-cell>
          <table:table-cell office:value-type="float" office:value="26.7446000576" calcext:value-type="float">
            <text:p>26.7446000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2219610214" calcext:value-type="float">
            <text:p>31.2219610214</text:p>
          </table:table-cell>
          <table:table-cell office:value-type="float" office:value="104.247363806" calcext:value-type="float">
            <text:p>104.247363806</text:p>
          </table:table-cell>
          <table:table-cell office:value-type="float" office:value="34.42456007" calcext:value-type="float">
            <text:p>34.42456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11:05.205989842</meta:creation-date>
    <dc:date>2017-03-29T03:33:25.025368441</dc:date>
    <meta:editing-duration>PT1M42S</meta:editing-duration>
    <meta:editing-cycles>1</meta:editing-cycles>
    <meta:document-statistic meta:table-count="1" meta:cell-count="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454cm" style:legend-expansion="high" chart:style-name="ch2"/>
        <chart:plot-area chart:style-name="ch3" table:cell-range-address="Sheet1.A1:Sheet1.E8" chart:data-source-has-labels="row" svg:x="0.32cm" svg:y="0.18cm" svg:width="12.402cm" svg:height="8.64cm">
          <chartooo:coordinate-region svg:x="0.941cm" svg:y="0.379cm" svg:width="11.5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series chart:style-name="ch8" chart:values-cell-range-address="Sheet1.D2:Sheet1.D8" chart:label-cell-address="Sheet1.D1:Sheet1.D1" chart:class="chart:scatter">
            <chart:data-point chart:repeated="7"/>
          </chart:series>
          <chart:series chart:style-name="ch9" chart:values-cell-range-address="Sheet1.E2:Sheet1.E8" chart:label-cell-address="Sheet1.E1:Sheet1.E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B1:Sheet1.B1</svg:desc>
                </draw:g>
              </table:table-cell>
              <table:table-cell office:value-type="string">
                <text:p>Sequential</text:p>
                <draw:g>
                  <svg:desc>Sheet1.C1:Sheet1.C1</svg:desc>
                </draw:g>
              </table:table-cell>
              <table:table-cell office:value-type="string">
                <text:p>MPI</text:p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8</svg:desc>
                </draw:g>
              </table:table-cell>
              <table:table-cell office:value-type="float" office:value="3.19225907326">
                <text:p>3.19225907326</text:p>
                <draw:g>
                  <svg:desc>Sheet1.B2:Sheet1.B8</svg:desc>
                </draw:g>
              </table:table-cell>
              <table:table-cell office:value-type="float" office:value="3.90249085426">
                <text:p>3.90249085426</text:p>
                <draw:g>
                  <svg:desc>Sheet1.C2:Sheet1.C8</svg:desc>
                </draw:g>
              </table:table-cell>
              <table:table-cell office:value-type="float" office:value="1.57748198509">
                <text:p>1.57748198509</text:p>
                <draw:g>
                  <svg:desc>Sheet1.D2:Sheet1.D8</svg:desc>
                </draw:g>
              </table:table-cell>
              <table:table-cell office:value-type="float" office:value="NaN">
                <text:p>NaN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.61480903625">
                <text:p>6.61480903625</text:p>
              </table:table-cell>
              <table:table-cell office:value-type="float" office:value="10.4715099335">
                <text:p>10.4715099335</text:p>
              </table:table-cell>
              <table:table-cell office:value-type="float" office:value="2.99889087677">
                <text:p>2.9988908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.3378999233">
                <text:p>11.3378999233</text:p>
              </table:table-cell>
              <table:table-cell office:value-type="float" office:value="23.2071609497">
                <text:p>23.2071609497</text:p>
              </table:table-cell>
              <table:table-cell office:value-type="float" office:value="5.4594399929">
                <text:p>5.4594399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.4930799007">
                <text:p>16.4930799007</text:p>
              </table:table-cell>
              <table:table-cell office:value-type="float" office:value="40.8436169624">
                <text:p>40.8436169624</text:p>
              </table:table-cell>
              <table:table-cell office:value-type="float" office:value="15.769233942">
                <text:p>15.76923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3.4201159477">
                <text:p>23.4201159477</text:p>
              </table:table-cell>
              <table:table-cell office:value-type="float" office:value="65.7253749371">
                <text:p>65.7253749371</text:p>
              </table:table-cell>
              <table:table-cell office:value-type="float" office:value="26.7446000576">
                <text:p>26.7446000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1.2219610214">
                <text:p>31.2219610214</text:p>
              </table:table-cell>
              <table:table-cell office:value-type="float" office:value="104.247363806">
                <text:p>104.247363806</text:p>
              </table:table-cell>
              <table:table-cell office:value-type="float" office:value="34.42456007">
                <text:p>34.42456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